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07c" officeooo:paragraph-rsid="000af07c"/>
    </style:style>
    <style:style style:name="P2" style:family="paragraph" style:parent-style-name="Standard" style:list-style-name="L1">
      <style:text-properties officeooo:rsid="000af07c" officeooo:paragraph-rsid="000af07c"/>
    </style:style>
    <style:style style:name="P3" style:family="paragraph" style:parent-style-name="Standard" style:list-style-name="L1">
      <style:text-properties officeooo:rsid="000af07c" officeooo:paragraph-rsid="000d6932"/>
    </style:style>
    <style:style style:name="P4" style:family="paragraph" style:parent-style-name="Standard" style:list-style-name="L1">
      <style:text-properties officeooo:rsid="000af8c4" officeooo:paragraph-rsid="000af8c4"/>
    </style:style>
    <style:style style:name="P5" style:family="paragraph" style:parent-style-name="Standard" style:list-style-name="L1">
      <style:text-properties officeooo:rsid="000af8c4" officeooo:paragraph-rsid="000d6932"/>
    </style:style>
    <style:style style:name="P6" style:family="paragraph" style:parent-style-name="Standard" style:list-style-name="L1">
      <style:text-properties officeooo:paragraph-rsid="000af8c4"/>
    </style:style>
    <style:style style:name="T1" style:family="text">
      <style:text-properties officeooo:rsid="000af8c4"/>
    </style:style>
    <style:style style:name="T2" style:family="text">
      <style:text-properties officeooo:rsid="000d693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30a7" style:font-weight-asian="bold" style:font-weight-complex="bold"/>
    </style:style>
    <style:style style:name="T5" style:family="text">
      <style:text-properties fo:font-weight="bold" officeooo:rsid="000d6932" style:font-weight-asian="bold" style:font-weight-complex="bold"/>
    </style:style>
    <style:style style:name="T6" style:family="text">
      <style:text-properties fo:font-weight="bold" officeooo:rsid="000e9fd7" style:font-weight-asian="bold" style:font-weight-complex="bold"/>
    </style:style>
    <style:style style:name="T7" style:family="text">
      <style:text-properties officeooo:rsid="000e9fd7"/>
    </style:style>
    <style:style style:name="T8" style:family="text">
      <style:text-properties fo:color="#ff3333" officeooo:rsid="000af8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Footnote_20_Symbol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Ubuntu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Expected Project Work Packages (9. June – 22. December 2019):</text:span></text:p>
      <text:p text:style-name="P1"/>
      <text:list xml:id="list5815717904053215413" text:style-name="L1">
        <text:list-item>
          <text:p text:style-name="P2"><text:span text:style-name="T3">1. WP </text:span><text:span text:style-name="T6">June</text:span><text:span text:style-name="T3"> </text:span>Paper and literature research, getting familiar with MATLAB code base and UWB firmware from Bitcraze</text:p>
        </text:list-item>
        <text:list-item>
          <text:p text:style-name="P3"><text:span text:style-name="T3">2. WP</text:span> <text:span text:style-name="T5">Ju</text:span><text:span text:style-name="T6">ne</text:span><text:span text:style-name="T2"> </text:span>Setting up the flying environment: </text:p>
          <text:list>
            <text:list-item>
              <text:p text:style-name="P3">designing a mount for the drone-fixed tag module</text:p>
            </text:list-item>
            <text:list-item>
              <text:p text:style-name="P3">constructing standing poles for the anchor modules</text:p>
            </text:list-item>
          </text:list>
        </text:list-item>
        <text:list-item>
          <text:p text:style-name="P4"><text:span text:style-name="T3">3. WP <text:s/></text:span><text:span text:style-name="T6">July</text:span><text:span text:style-name="T5"> </text:span>Analyzing ranging <text:span text:style-name="T2">capabilities</text:span> of a tag/anchor pair</text:p>
        </text:list-item>
        <text:list-item>
          <text:p text:style-name="P2"><text:span text:style-name="T3">3. WP</text:span> <text:span text:style-name="T6">July</text:span><text:span text:style-name="T2"> </text:span>Further developing the module firmware for setting the mode (TAG/ANCHOR) of the modules with an UWB message, allowing ranging between anchors and self-calibration of their positions</text:p>
        </text:list-item>
        <text:list-item>
          <text:p text:style-name="P2"><text:span text:style-name="T3">4. WP </text:span><text:span text:style-name="T6">July</text:span><text:span text:style-name="T5"> </text:span>Further developing the module firmware for receiving all ranging reports on the main computer over an additional connected module in SNIFFER mode </text:p>
        </text:list-item>
        <text:list-item>
          <text:p text:style-name="P2"><text:span text:style-name="T3">5. WP </text:span><text:span text:style-name="T6">August</text:span><text:span text:style-name="T5"> </text:span>Basic Gauss-Newton positioning with a handheld UWB tag as a <text:span text:style-name="T1">proof of concept </text:span><text:span text:style-name="T8">(Passing grade 4)</text:span></text:p>
        </text:list-item>
        <text:list-item>
          <text:p text:style-name="P5"><text:span text:style-name="T3">6. WP</text:span> <text:span text:style-name="T6">August</text:span><text:span text:style-name="T5"> </text:span>Position control of the drone using a constant-velocity EKF</text:p>
        </text:list-item>
        <text:list-item>
          <text:p text:style-name="P4"><text:span text:style-name="T3">7. WP </text:span><text:span text:style-name="T6">September</text:span><text:span text:style-name="T5"> </text:span>Augmenting measurement model to accommodate for ranging offset orientation dependency</text:p>
        </text:list-item>
        <text:list-item>
          <text:p text:style-name="P4"><text:span text:style-name="T4">8</text:span><text:span text:style-name="T3">. WP </text:span><text:span text:style-name="T6">September</text:span><text:span text:style-name="T5"> </text:span>Accuracy comparison with VICON ground-truth data: </text:p>
          <text:list>
            <text:list-item>
              <text:p text:style-name="P4">EKF localization without offset correction</text:p>
            </text:list-item>
            <text:list-item>
              <text:p text:style-name="P6"><text:span text:style-name="T1">EKF localization with offset correction</text:span></text:p>
            </text:list-item>
          </text:list>
        </text:list-item>
        <text:list-item>
          <text:p text:style-name="P4"><text:span text:style-name="T4">9</text:span><text:span text:style-name="T3">. WP</text:span> <text:span text:style-name="T6">October</text:span><text:span text:style-name="T5"> </text:span>Outdoor flight testing</text:p>
        </text:list-item>
        <text:list-item>
          <text:p text:style-name="P4"><text:span text:style-name="T4">10</text:span><text:span text:style-name="T3">. WP</text:span> <text:span text:style-name="T6">October</text:span><text:span text:style-name="T2"> </text:span>Integrating GPS/Differential GPS sensor and report accuracy improvements</text:p>
        </text:list-item>
        <text:list-item>
          <text:p text:style-name="P4"><text:span text:style-name="T3">1</text:span><text:span text:style-name="T4">1</text:span><text:span text:style-name="T3">. WP</text:span> <text:span text:style-name="T6">November-December</text:span><text:span text:style-name="T5"> </text:span>Writing thesis and preparing pres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 style:font-adornments="Regular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4:21:21.564103534</meta:creation-date>
    <dc:date>2019-07-10T15:00:20.485918902</dc:date>
    <meta:editing-duration>PT7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18" meta:character-count="1360" meta:non-whitespace-character-count="1170"/>
  </office:meta>
</office:document-meta>
</file>